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4000000D1F699F396BE02EADA.png" manifest:media-type="image/png"/>
  <manifest:file-entry manifest:full-path="Pictures/10000000000004A5000000F701C4BCCFC3AB9B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0b4a" officeooo:paragraph-rsid="00170b4a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b474b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f7702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f34" style:text-blinking="false" fo:background-color="#e8e8e8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468cb" style:text-blinking="false" fo:background-color="#e8e8e8" loext:char-shading-value="0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5f110" style:text-blinking="false" fo:background-color="#e8e8e8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7790d" style:text-blinking="false" fo:background-color="#e8e8e8" loext:char-shading-value="0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84692" style:text-blinking="false" fo:background-color="#e8e8e8" loext:char-shading-value="0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97f2a" style:text-blinking="false" fo:background-color="#e8e8e8" loext:char-shading-value="0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ae532" style:text-blinking="false" fo:background-color="#e8e8e8" loext:char-shading-value="0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7438,7439)" text:style-name="Internet_20_link" text:visited-style-name="Visited_20_Internet_20_Link"><text:span text:style-name="T11">T-2304</text:span></text:a><text:a xlink:type="simple" xlink:href="javascript:ST(7438,7439)" text:style-name="Internet_20_link" text:visited-style-name="Visited_20_Internet_20_Link"><text:span text:style-name="T1">:EXP_MOV_MAT_RF17/18/19_</text:span></text:a><text:span text:style-name="T10">10</text:span> </text:p>
      <text:p text:style-name="P1"/>
      <text:p text:style-name="Standard"><draw:frame draw:style-name="fr1" draw:name="Figura1" text:anchor-type="paragraph" svg:x="0.132cm" svg:y="0.534cm" svg:width="17cm" svg:height="2.99cm" draw:z-index="0"><draw:image xlink:href="Pictures/10000000000004A4000000D1F699F396BE02EADA.png" xlink:type="simple" xlink:show="embed" xlink:actuate="onLoad"/></draw:frame></text:p>
      <text:p text:style-name="Standard"/>
      <text:p text:style-name="Standard"><draw:frame draw:style-name="fr2" draw:name="Figura2" text:anchor-type="paragraph" svg:width="17cm" svg:height="3.531cm" draw:z-index="1"><draw:image xlink:href="Pictures/10000000000004A5000000F701C4BCCFC3AB9B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21:41.776000000</meta:creation-date>
    <dc:date>2018-04-02T14:17:33.356000000</dc:date>
    <meta:editing-duration>PT2H35M36S</meta:editing-duration>
    <meta:editing-cycles>10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33" meta:non-whitespace-character-count="32"/>
  </office:meta>
</office:document-meta>
</file>